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c9e91" officeooo:paragraph-rsid="001c9e91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normal" officeooo:rsid="001924a0" officeooo:paragraph-rsid="001924a0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normal" officeooo:rsid="001924a0" officeooo:paragraph-rsid="003546b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normal" officeooo:rsid="001c9e91" officeooo:paragraph-rsid="001c9e9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1924a0" officeooo:paragraph-rsid="001924a0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1c9e91" officeooo:paragraph-rsid="001c9e91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1e9a92" officeooo:paragraph-rsid="001e9a92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176ef8" officeooo:paragraph-rsid="00176ef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weight="bold" officeooo:rsid="00176ef8" officeooo:paragraph-rsid="00176ef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fo:font-weight="normal" officeooo:rsid="001924a0" officeooo:paragraph-rsid="001924a0" style:font-size-asian="8.75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386f20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3e3e87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41f172"/>
    </style:style>
    <style:style style:name="P14" style:family="paragraph" style:parent-style-name="Standard">
      <style:paragraph-properties fo:text-align="center" style:justify-single-word="false"/>
      <style:text-properties officeooo:paragraph-rsid="00176ef8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289fcf" officeooo:paragraph-rsid="00289fcf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289fcf" officeooo:paragraph-rsid="00448694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465df3" officeooo:paragraph-rsid="00465df3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weight="normal" officeooo:rsid="00465df3" officeooo:paragraph-rsid="00465df3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3a5f47"/>
    </style:style>
    <style:style style:name="P20" style:family="paragraph" style:parent-style-name="Standard">
      <style:paragraph-properties fo:line-height="150%" fo:text-align="justify" style:justify-single-word="false"/>
      <style:text-properties fo:font-weight="bold" officeooo:rsid="00465df3" officeooo:paragraph-rsid="00465df3" style:font-weight-asian="bold" style:font-weight-complex="bold"/>
    </style:style>
    <style:style style:name="T1" style:family="text">
      <style:text-properties officeooo:rsid="001c9e91"/>
    </style:style>
    <style:style style:name="T2" style:family="text">
      <style:text-properties officeooo:rsid="001e9a9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48694" style:font-weight-asian="normal" style:font-weight-complex="normal"/>
    </style:style>
    <style:style style:name="T5" style:family="text">
      <style:text-properties officeooo:rsid="001fc0b4"/>
    </style:style>
    <style:style style:name="T6" style:family="text">
      <style:text-properties officeooo:rsid="002333be"/>
    </style:style>
    <style:style style:name="T7" style:family="text">
      <style:text-properties officeooo:rsid="00289fcf"/>
    </style:style>
    <style:style style:name="T8" style:family="text">
      <style:text-properties style:font-name="Times new roman" fo:language="pt" fo:country="BR"/>
    </style:style>
    <style:style style:name="T9" style:family="text">
      <style:text-properties style:font-name="Times new roman" fo:font-size="12pt" fo:language="pt" fo:country="BR" fo:font-style="normal" fo:font-weight="normal" officeooo:rsid="001924a0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 new roman" fo:font-size="12pt" fo:language="pt" fo:country="BR" fo:font-style="normal" fo:font-weight="normal" officeooo:rsid="0030714c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mes new roman" fo:font-size="12pt" fo:language="pt" fo:country="BR" fo:font-style="normal" fo:font-weight="normal" officeooo:rsid="003546bc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 new roman" fo:font-size="12pt" fo:language="pt" fo:country="BR" fo:font-style="normal" style:text-underline-style="none" fo:font-weight="normal" officeooo:rsid="001924a0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language="pt" fo:country="BR" fo:font-style="normal" style:text-underline-style="none" fo:font-weight="normal" officeooo:rsid="003546bc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language="pt" fo:country="BR" fo:font-style="normal" style:text-underline-style="none" fo:font-weight="normal" officeooo:rsid="0030714c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language="pt" fo:country="BR" fo:font-style="normal" style:text-underline-style="none" fo:font-weight="normal" officeooo:rsid="00373483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language="pt" fo:country="BR" fo:font-style="normal" style:text-underline-style="none" fo:font-weight="normal" officeooo:rsid="00379406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language="pt" fo:country="BR" fo:font-style="normal" style:text-underline-style="none" fo:font-weight="normal" officeooo:rsid="00386f20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language="pt" fo:country="BR" fo:font-style="normal" style:text-underline-style="none" fo:font-weight="normal" officeooo:rsid="003a5f47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language="pt" fo:country="BR" fo:font-style="normal" style:text-underline-style="none" fo:font-weight="normal" officeooo:rsid="003c26b0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language="pt" fo:country="BR" fo:font-style="normal" style:text-underline-style="none" fo:font-weight="normal" officeooo:rsid="003d653c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language="pt" fo:country="BR" fo:font-style="normal" style:text-underline-style="none" fo:font-weight="normal" officeooo:rsid="003e3e87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language="pt" fo:country="BR" fo:font-style="normal" style:text-underline-style="none" fo:font-weight="normal" officeooo:rsid="0041f172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language="pt" fo:country="BR" fo:font-style="normal" style:text-underline-style="none" fo:font-weight="normal" officeooo:rsid="004233df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language="pt" fo:country="BR" fo:font-style="normal" style:text-underline-style="none" style:font-size-asian="10.5pt" style:font-style-asian="normal" style:font-size-complex="12pt" style:font-style-complex="normal"/>
    </style:style>
    <style:style style:name="T25" style:family="text">
      <style:text-properties style:font-name="Times new roman" fo:font-size="12pt" fo:language="pt" fo:country="BR" fo:font-style="normal" style:text-underline-style="none" officeooo:rsid="003a5f47" style:font-size-asian="10.5pt" style:font-style-asian="normal" style:font-size-complex="12pt" style:font-style-complex="normal"/>
    </style:style>
    <style:style style:name="T26" style:family="text">
      <style:text-properties style:font-name="Times new roman" fo:font-size="12pt" fo:language="pt" fo:country="BR" fo:font-style="normal" style:text-underline-style="none" officeooo:rsid="00466927" style:font-size-asian="10.5pt" style:font-style-asian="normal" style:font-size-complex="12pt" style:font-style-complex="normal"/>
    </style:style>
    <style:style style:name="T27" style:family="text">
      <style:text-properties style:font-name="Times new roman" fo:font-size="12pt" fo:language="pt" fo:country="BR" fo:font-style="italic" style:text-underline-style="none" fo:font-weight="normal" officeooo:rsid="003e3e87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Times new roman" fo:font-size="12pt" fo:language="pt" fo:country="BR" fo:font-style="italic" style:text-underline-style="none" officeooo:rsid="00466927" style:font-size-asian="10.5pt" style:font-style-asian="italic" style:font-size-complex="12pt" style:font-style-complex="italic"/>
    </style:style>
    <style:style style:name="T29" style:family="text">
      <style:text-properties style:font-name="Times new roman" fo:language="pt" fo:country="PT" style:text-underline-style="none" officeooo:rsid="003546bc"/>
    </style:style>
    <style:style style:name="T30" style:family="text">
      <style:text-properties style:font-name="Times new roman" fo:language="pt" fo:country="PT" style:text-underline-style="none" officeooo:rsid="00379406"/>
    </style:style>
    <style:style style:name="T31" style:family="text">
      <style:text-properties style:font-name="Times new roman" fo:font-size="10pt" fo:language="pt" fo:country="BR" fo:font-style="italic" fo:font-weight="normal" officeooo:rsid="00176ef8" style:font-size-asian="8.75pt" style:font-style-asian="italic" style:font-weight-asian="normal" style:font-size-complex="10pt" style:font-style-complex="italic" style:font-weight-complex="normal"/>
    </style:style>
    <style:style style:name="T32" style:family="text">
      <style:text-properties style:font-name="Times new roman" fo:font-size="10pt" fo:language="pt" fo:country="BR" fo:font-style="italic" fo:font-weight="normal" officeooo:rsid="001ad215" style:font-size-asian="8.75pt" style:font-style-asian="italic" style:font-weight-asian="normal" style:font-size-complex="10pt" style:font-style-complex="italic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normal" officeooo:rsid="00448694" style:font-weight-asian="normal" style:font-weight-complex="normal"/>
    </style:style>
    <style:style style:name="T35" style:family="text">
      <style:text-properties officeooo:rsid="00448694"/>
    </style:style>
    <style:style style:name="T36" style:family="text">
      <style:text-properties fo:font-style="italic" officeooo:rsid="002fc97b" style:font-style-asian="italic" style:font-style-complex="italic"/>
    </style:style>
    <style:style style:name="T37" style:family="text">
      <style:text-properties fo:font-style="italic" fo:font-weight="normal" officeooo:rsid="00448694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style:font-style-asian="italic" style:font-style-complex="italic"/>
    </style:style>
    <style:style style:name="T39" style:family="text">
      <style:text-properties fo:font-style="italic" style:text-underline-style="none" fo:font-weight="normal" officeooo:rsid="001924a0" style:font-style-asian="italic" style:font-weight-asian="normal" style:font-style-complex="italic" style:font-weight-complex="normal"/>
    </style:style>
    <style:style style:name="T40" style:family="text">
      <style:text-properties officeooo:rsid="002fc9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ÍTULO DO TRABALHO</text:p>
      <text:p text:style-name="P8"/>
      <text:p text:style-name="P14"><text:span text:style-name="T31">Vítor Kei Taira Tamada </text:span><text:span text:style-name="T32">(</text:span><text:span text:style-name="T31">vitor_kei9@hotmail.com</text:span><text:span text:style-name="T32">)</text:span></text:p>
      <text:p text:style-name="P10">FLO0398 - Cultura Japonesa II – Professor Koichi Mori</text:p>
      <text:p text:style-name="P10"/>
      <text:p text:style-name="P5">Introdução</text:p>
      <text:p text:style-name="P2"><text:tab/><text:span text:style-name="T1">Introdução do texto. Deve ter no mínimo 8 páginas. Capa opcional (não contada para as 8 páginas).</text:span></text:p>
      <text:p text:style-name="P2"/>
      <text:p text:style-name="P15">1 Período Kamakura</text:p>
      <text:p text:style-name="P15"/>
      <text:p text:style-name="P16"><text:tab/><text:span text:style-name="T4">O Período Kamakura (1185-1333) ocorreu entre o Período Heian (794-1185) e a Restauração Kemmu (1333-1336), com o Período das Duas Cortes (</text:span><text:span text:style-name="T37">Nanboku-ch</text:span><text:span text:style-name="T39">ō</text:span><text:span text:style-name="T34">, 1336-1392) vindo logo em seguida. Foi uma era marcada pela ascenção dos samurais, surgimento das castas de guerreiros, estabelecimento do feudalismo e considerável estabilidade política.</text:span></text:p>
      <text:p text:style-name="P16"><text:span text:style-name="T34"/></text:p>
      <text:p text:style-name="P17">1.1 Política</text:p>
      <text:p text:style-name="P17"/>
      <text:p text:style-name="P2"><text:tab/><text:span text:style-name="T35">O Período Kamakura começou com a vitória da família Minamoto (clã Genji) sobre o clã Taira na Guerra Genpei (1180~1185). Em 1185, Minamoto no Yoritomo liderou a vitória na Batalha de Dan-no-ura que encerrou a Guerra Genpei. Poucos meses depois, recebeu, da corte imperial, permissão para nomear </text:span><text:span text:style-name="T36">shugos</text:span><text:span text:style-name="T40"> e </text:span><text:span text:style-name="T36">jit</text:span><text:span text:style-name="T38">ō</text:span><text:span text:style-name="T36">s</text:span><text:span text:style-name="T40"> e, em 1192, o título de </text:span><text:span text:style-name="T36">Sei-i Taish</text:span><text:span text:style-name="T38">ō</text:span><text:span text:style-name="T36">gun</text:span><text:span text:style-name="T40">. Isso resultou no reconhecimento formal do governo Kamakura, criado por Yoritomo durante a guerra contra o clã Taira, pelo governo imperial em Ky</text:span><text:span text:style-name="T33">ō</text:span><text:span text:style-name="T40">to, estabelecendo o shogunato Kamakura.</text:span></text:p>
      <text:p text:style-name="P13"><text:span text:style-name="T9"><text:tab/></text:span><text:span text:style-name="T10">No começo, havia um equilíbrio entre os governos situados em Ky</text:span><text:span text:style-name="T12">ō</text:span><text:span text:style-name="T10">to e em Kamakura. Enquanto o primeiro mantinha o prestígio de estar na cidade da nobreza, corte e alta cultura, o segundo possuía maior poder e controle administrativo. Entretanto, depois da morte de Yoritomo, em 1199, iniciaram-se disputas pelo poder, uma vez que o falecido shogun não só não deixou descendentes aptos para ocupar seu lugar, como também eliminou as maiores ameaças à sua autoridade. O resultado desses conflitos foi a tomada do controle do shogunato pelo clã H</text:span><text:span text:style-name="T12">ō</text:span><text:span text:style-name="T10">j</text:span><text:span text:style-name="T12">ō</text:span><text:span text:style-name="T10">, por meio de H</text:span><text:span text:style-name="T12">ō</text:span><text:span text:style-name="T10">j</text:span><text:span text:style-name="T12">ō</text:span><text:span text:style-name="T10"> Masako, viúva de Yoritomo.</text:span></text:p>
      <text:p text:style-name="P11"><text:span text:style-name="T10"><text:tab/></text:span><text:span text:style-name="T11">A crescente interferência do shogunato nas questões políticas do Japão culminou na </text:span><text:span text:style-name="T10">Guerra J</text:span><text:span text:style-name="T12">ō</text:span><text:span text:style-name="T13">ky</text:span><text:bookmark text:name="firstHeading"/><text:span text:style-name="T29">ū (1221), também conhecida como Rebelião </text:span><text:span text:style-name="T14">J</text:span><text:span text:style-name="T12">ō</text:span><text:span text:style-name="T13">ky</text:span><text:bookmark text:name="firstHeading2"/><text:span text:style-name="T29">ū, entre o corte imperial, liderada </text:span><text:soft-page-break/><text:span text:style-name="T29">pelo antigo imperador Go-Toba, e </text:span><text:span text:style-name="T30">o clã H</text:span><text:span text:style-name="T12">ō</text:span><text:span text:style-name="T16">j</text:span><text:span text:style-name="T12">ō, </text:span><text:span text:style-name="T16">liderado pelo </text:span><text:span text:style-name="T29">segundo regente, H</text:span><text:span text:style-name="T12">ō</text:span><text:span text:style-name="T13">j</text:span><text:span text:style-name="T12">ō </text:span><text:span text:style-name="T13">Yoshitoki. </text:span><text:span text:style-name="T15">Com a vitória d</text:span><text:span text:style-name="T16">o shogunato, a corte imperial foi finalmente colocada sob controle dos H</text:span><text:span text:style-name="T12">ō</text:span><text:span text:style-name="T16">j</text:span><text:span text:style-name="T12">ō</text:span><text:span text:style-name="T16">s e o poder sobre o Japão se consolidou em Kamakura.</text:span></text:p>
      <text:p text:style-name="P12"><text:span text:style-name="T16"><text:tab/></text:span><text:span text:style-name="T19">Um dos maiores destaques e conquistas da regência H</text:span><text:span text:style-name="T12">ō</text:span><text:span text:style-name="T19">j</text:span><text:span text:style-name="T12">ō </text:span><text:span text:style-name="T19">foram contra as invasões dos mongóis, em 1274 e em 1281. </text:span><text:span text:style-name="T20">Em ambas as invasões, tempestades torrenciais auxiliaram os japoneses a repelirem os invasores, </text:span><text:span text:style-name="T21">o que iniciou uma crença na proteção dos deuses, em particular dos ventos divinos, </text:span><text:span text:style-name="T27">kamikaze</text:span><text:span text:style-name="T21">. Por mais que essas vitórias tenham criado um clima de nacionalismo e aumento do prestígio da família H</text:span><text:span text:style-name="T12">ō</text:span><text:span text:style-name="T21">j</text:span><text:span text:style-name="T12">ō, </text:span><text:span text:style-name="T21">uma sensação de medo e temor por novas invasões também se estabeleceu. </text:span><text:span text:style-name="T23">Além disso, a</text:span><text:span text:style-name="T21"> compensação que as famílias dos que participaram das batalhas exigiram era dificilmente realizáve</text:span><text:span text:style-name="T22">l</text:span><text:span text:style-name="T21">, pois os inimigos, </text:span><text:span text:style-name="T22">por serem estrangeiros,</text:span><text:span text:style-name="T21"> não deixaram terras que pudessem ser distribuídas como pagamento pelos serviços militares. Os problemas financeiros resultantes dessas batalhas levaram a queda da lealdade dos vassalos com seus senhores </text:span><text:span text:style-name="T22">e foi um dos principais motivos da decadência do shogunato Kamakura</text:span><text:span text:style-name="T21">.</text:span></text:p>
      <text:p text:style-name="P19"><text:span text:style-name="T16"><text:tab/></text:span><text:span text:style-name="T17">A regência H</text:span><text:span text:style-name="T12">ō</text:span><text:span text:style-name="T17">j</text:span><text:span text:style-name="T12">ō </text:span><text:span text:style-name="T17">durou até o final do período Kamakura e </text:span><text:span text:style-name="T18">teve um governo forte e estável. Ironicamente, o clã H</text:span><text:span text:style-name="T12">ō</text:span><text:span text:style-name="T18">j</text:span><text:span text:style-name="T12">ō </text:span><text:span text:style-name="T18">faz parte da linha</text:span><text:span text:style-name="T19">gem</text:span><text:span text:style-name="T18"> da família Taira, derrotada pela família Minamoto.</text:span></text:p>
      <text:p text:style-name="P19"/>
      <text:p text:style-name="P20"><text:span text:style-name="T25">1.</text:span><text:span text:style-name="T24">2 Social</text:span></text:p>
      <text:p text:style-name="P20"/>
      <text:p text:style-name="P18"><text:span text:style-name="T24"><text:tab/></text:span><text:span text:style-name="T26">Com a ascenção da família Minamoto ao poder e o estabelecimento do shogunato Kamakura, a aristocracia militar ganhou mais poder e influência. Dividida em castas, os vassalos dos shoguns (</text:span><text:span text:style-name="T28">gokenin</text:span><text:span text:style-name="T26">) encontravam-se no topo, com os samurais logo a</text:span></text:p>
      <text:p text:style-name="P18"/>
      <text:p text:style-name="P20"><text:span text:style-name="T24">2 Restauração Kemmu</text:span></text:p>
      <text:p text:style-name="P20"><text:span text:style-name="T24"/></text:p>
      <text:p text:style-name="P18"><text:span text:style-name="T24"><text:tab/>A.</text:span></text:p>
      <text:p text:style-name="P3"/>
      <text:p text:style-name="P6"><text:span text:style-name="T7">2</text:span> <text:span text:style-name="T7">Segunda</text:span> <text:span text:style-name="T2">S</text:span>eção</text:p>
      <text:p text:style-name="P4"><text:tab/><text:span text:style-name="T6">Ao longo do período Kamakura, uma das principais formas de pagamento em casos de guerra era dada em forma de lotes de terra aos vassalos do lado vitorioso. Contudo, como as </text:span><text:soft-page-break/><text:span text:style-name="T6">invasões dos mongóis em 1274 e 1281 tiveram inimigos que vieram de terras além do oceano, não foi possível conceder tal recompensa após repelirem os invasores. Com a redução dos pagamentos, o nível de insatisfação dos guerreiros aumentou.</text:span></text:p>
      <text:p text:style-name="P4"><text:tab/></text:p>
      <text:p text:style-name="P4"/>
      <text:p text:style-name="P7">Consideranções Finais</text:p>
      <text:p text:style-name="P7"><text:tab/><text:span text:style-name="T3">Considerações finais do texto</text:span></text:p>
      <text:p text:style-name="P4"/>
      <text:p text:style-name="P6">Bibliografia</text:p>
      <text:p text:style-name="P1"><text:a xlink:type="simple" xlink:href="https://www.slideshare.net/colegiogeniosdofuturo/modelo-formatao-artigo-cientfico" text:style-name="Internet_20_link" text:visited-style-name="Visited_20_Internet_20_Link"><text:span text:style-name="T8">https://www.slideshare.net/colegiogeniosdofuturo/modelo-formatao-artigo-cientfico</text:span></text:a></text:p>
      <text:p text:style-name="P1"><text:a xlink:type="simple" xlink:href="https://edisciplinas.usp.br/pluginfile.php/389223/mod_resource/content/1/FORMATAÇÃO%20DO%20ARTIGO%20CIENTÍFICO.pdf" text:style-name="Internet_20_link" text:visited-style-name="Visited_20_Internet_20_Link"><text:span text:style-name="T8">https://edisciplinas.usp.br/pluginfile.php/389223/mod_resource/content/1/FORMATA%C3%87%C3%83O%20DO%20ARTIGO%20CIENT%C3%8DFICO.pdf</text:span></text:a></text:p>
      <text:p text:style-name="P4">http://www.academia.edu/18936537/El_Imperio_Japon%C3%A9s_-_John_Whitney_Hall</text:p>
      <text:p text:style-name="P4">Japan, from prehistory to modern timesby John Whitney Hall. <text:span text:style-name="T5">FEA, 952 H177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997cm" fo:margin-bottom="2cm" fo:margin-left="2.997cm" fo:margin-right="2.0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20:02:30.743719581</meta:creation-date>
    <dc:date>2018-10-23T12:41:29.583040458</dc:date>
    <meta:editing-duration>PT2H53M13S</meta:editing-duration>
    <meta:editing-cycles>16</meta:editing-cycles>
    <meta:generator>LibreOffice/4.3.3.2$Linux_X86_64 LibreOffice_project/430m0$Build-2</meta:generator>
    <meta:document-statistic meta:table-count="0" meta:image-count="0" meta:object-count="0" meta:page-count="3" meta:paragraph-count="27" meta:word-count="641" meta:character-count="4351" meta:non-whitespace-character-count="3723"/>
  </office:meta>
</office:document-meta>
</file>